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1" svg:font-family="Arial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9.273cm" fo:margin-left="-0.026cm" fo:margin-top="0cm" fo:margin-bottom="0cm" table:align="left" style:writing-mode="lr-tb"/>
    </style:style>
    <style:style style:name="Tabla1.A" style:family="table-column">
      <style:table-column-properties style:column-width="4.953cm"/>
    </style:style>
    <style:style style:name="Tabla1.B" style:family="table-column">
      <style:table-column-properties style:column-width="4.31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="0.026cm" fo:border="none"/>
    </style:style>
    <style:style style:name="P1" style:family="paragraph" style:parent-style-name="Standard">
      <style:paragraph-properties fo:margin-top="0.176cm" fo:margin-bottom="0.049cm" fo:line-height="100%"/>
    </style:style>
    <style:style style:name="P2" style:family="paragraph" style:parent-style-name="Standard">
      <style:paragraph-properties fo:margin-top="0.176cm" fo:margin-bottom="0.049cm" fo:line-height="100%"/>
    </style:style>
    <style:style style:name="P3" style:family="paragraph" style:parent-style-name="Standard">
      <style:paragraph-properties fo:margin-top="0.176cm" fo:margin-bottom="0.049cm" fo:line-height="100%"/>
    </style:style>
    <style:style style:name="P4" style:family="paragraph" style:parent-style-name="Standard" style:list-style-name="WWNum1">
      <style:paragraph-properties fo:margin-top="0.176cm" fo:margin-bottom="0.049cm" fo:line-height="100%"/>
    </style:style>
    <style:style style:name="P5" style:family="paragraph" style:parent-style-name="Standard" style:list-style-name="WWNum2">
      <style:paragraph-properties fo:margin-top="0.176cm" fo:margin-bottom="0.049cm" fo:line-height="100%"/>
    </style:style>
    <style:style style:name="P6" style:family="paragraph" style:parent-style-name="Standard" style:list-style-name="WWNum3">
      <style:paragraph-properties fo:margin-top="0.176cm" fo:margin-bottom="0.049cm" fo:line-height="100%"/>
    </style:style>
    <style:style style:name="P7" style:family="paragraph" style:parent-style-name="Standard" style:list-style-name="WWNum4">
      <style:paragraph-properties fo:margin-top="0.176cm" fo:margin-bottom="0.049cm" fo:line-height="100%"/>
    </style:style>
    <style:style style:name="P8" style:family="paragraph" style:parent-style-name="Standard" style:list-style-name="WWNum5">
      <style:paragraph-properties fo:margin-top="0.176cm" fo:margin-bottom="0.049cm" fo:line-height="100%"/>
    </style:style>
    <style:style style:name="P9" style:family="paragraph" style:parent-style-name="Standard" style:list-style-name="WWNum6">
      <style:paragraph-properties fo:margin-top="0.176cm" fo:margin-bottom="0.049cm" fo:line-height="100%"/>
    </style:style>
    <style:style style:name="P10" style:family="paragraph" style:parent-style-name="Standard" style:list-style-name="WWNum8">
      <style:paragraph-properties fo:margin-top="0.176cm" fo:margin-bottom="0.049cm" fo:line-height="100%"/>
    </style:style>
    <style:style style:name="P11" style:family="paragraph" style:parent-style-name="Standard">
      <style:paragraph-properties fo:margin-top="0.176cm" fo:margin-bottom="0.049cm" fo:line-height="100%"/>
    </style:style>
    <style:style style:name="P12" style:family="paragraph" style:parent-style-name="Standard" style:list-style-name="WWNum9">
      <style:paragraph-properties fo:margin-top="0.176cm" fo:margin-bottom="0.049cm" fo:line-height="100%"/>
    </style:style>
    <style:style style:name="P13" style:family="paragraph" style:parent-style-name="Standard" style:list-style-name="WWNum10">
      <style:paragraph-properties fo:margin-top="0.176cm" fo:margin-bottom="0.049cm" fo:line-height="100%"/>
    </style:style>
    <style:style style:name="P14" style:family="paragraph" style:parent-style-name="Standard" style:list-style-name="WWNum11">
      <style:paragraph-properties fo:margin-top="0.176cm" fo:margin-bottom="0.049cm" fo:line-height="100%"/>
    </style:style>
    <style:style style:name="P15" style:family="paragraph" style:parent-style-name="Standard" style:list-style-name="WWNum12">
      <style:paragraph-properties fo:margin-top="0.176cm" fo:margin-bottom="0.049cm" fo:line-height="100%"/>
    </style:style>
    <style:style style:name="P16" style:family="paragraph" style:parent-style-name="Standard" style:list-style-name="WWNum13">
      <style:paragraph-properties fo:margin-top="0.176cm" fo:margin-bottom="0.049cm" fo:line-height="100%"/>
    </style:style>
    <style:style style:name="P17" style:family="paragraph" style:parent-style-name="Standard">
      <style:paragraph-properties fo:margin-top="0.176cm" fo:margin-bottom="0.049cm" fo:line-height="100%"/>
      <style:text-properties style:font-name="Times New Roman" fo:font-size="18pt" fo:font-weight="bold" style:letter-kerning="true" style:font-name-asian="Times New Roman1" style:font-size-asian="18pt" style:language-asian="es" style:country-asian="UY" style:font-weight-asian="bold" style:font-name-complex="Times New Roman1" style:font-size-complex="18pt" style:font-weight-complex="bold"/>
    </style:style>
    <style:style style:name="P18" style:family="paragraph" style:parent-style-name="Standard" style:master-page-name="Standard">
      <style:paragraph-properties fo:margin-top="0.176cm" fo:margin-bottom="0.049cm" fo:line-height="100%" style:page-number="auto"/>
    </style:style>
    <style:style style:name="P19" style:family="paragraph" style:parent-style-name="Standard">
      <style:paragraph-properties fo:margin-top="0cm" fo:margin-bottom="0cm" fo:line-height="100%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</style:style>
    <style:style style:name="P21" style:family="paragraph" style:parent-style-name="Standard">
      <style:paragraph-properties fo:margin-top="0cm" fo:margin-bottom="0cm" fo:line-height="100%"/>
      <style:text-properties style:font-name="Times New Roman" fo:font-size="12pt" style:letter-kerning="true" style:font-name-asian="Times New Roman1" style:font-size-asian="12pt" style:language-asian="es" style:country-asian="UY" style:font-name-complex="Times New Roman1" style:font-size-complex="12pt"/>
    </style:style>
    <style:style style:name="P22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T1" style:family="text">
      <style:text-properties style:font-name="Times New Roman" fo:font-size="18pt" fo:font-weight="bold" style:letter-kerning="true" style:font-name-asian="Times New Roman1" style:font-size-asian="18pt" style:language-asian="es" style:country-asian="UY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2pt" style:letter-kerning="true" style:font-name-asian="Times New Roman1" style:font-size-asian="12pt" style:language-asian="es" style:country-asian="UY" style:font-name-complex="Times New Roman1" style:font-size-complex="12pt"/>
    </style:style>
    <style:style style:name="T3" style:family="text">
      <style:text-properties style:font-name="Times New Roman" fo:font-size="12pt" fo:font-weight="bold" style:letter-kerning="true" style:font-name-asian="Times New Roman1" style:font-size-asian="12pt" style:language-asian="es" style:country-asian="UY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3.5pt" fo:font-weight="bold" style:letter-kerning="true" style:font-name-asian="Times New Roman1" style:font-size-asian="13.5pt" style:language-asian="es" style:country-asian="UY" style:font-weight-asian="bold" style:font-name-complex="Times New Roman1" style:font-size-complex="13.5pt" style:font-weight-complex="bold"/>
    </style:style>
    <style:style style:name="T5" style:family="text">
      <style:text-properties style:font-name="Times New Roman" fo:font-size="24pt" fo:font-weight="bold" style:letter-kerning="true" style:font-name-asian="Times New Roman1" style:font-size-asian="24pt" style:language-asian="es" style:country-asian="UY" style:font-weight-asian="bold" style:font-name-complex="Times New Roman1" style:font-size-complex="24pt" style:font-weight-complex="bold"/>
    </style:style>
    <style:style style:name="T6" style:family="text">
      <style:text-properties fo:color="#0000ff" style:font-name="Times New Roman" fo:font-size="12pt" style:text-underline-style="solid" style:text-underline-width="auto" style:text-underline-color="font-color" style:letter-kerning="true" style:font-name-asian="Times New Roman1" style:font-size-asian="12pt" style:language-asian="es" style:country-asian="UY" style:font-name-complex="Times New Roman1" style:font-size-complex="12pt"/>
    </style:style>
    <style:style style:name="T7" style:family="text">
      <style:text-properties style:font-name="Segoe UI Emoji" fo:font-size="24pt" fo:font-weight="bold" style:letter-kerning="true" style:font-name-asian="Times New Roman1" style:font-size-asian="24pt" style:language-asian="es" style:country-asian="UY" style:font-weight-asian="bold" style:font-name-complex="Segoe UI Emoji1" style:font-size-complex="24pt" style:font-weight-complex="bold"/>
    </style:style>
    <style:style style:name="T8" style:family="text">
      <style:text-properties style:font-name="Segoe UI Emoji" fo:font-size="13.5pt" fo:font-weight="bold" style:letter-kerning="true" style:font-name-asian="Times New Roman1" style:font-size-asian="13.5pt" style:language-asian="es" style:country-asian="UY" style:font-weight-asian="bold" style:font-name-complex="Segoe UI Emoji1" style:font-size-complex="13.5pt" style:font-weight-complex="bold"/>
    </style:style>
    <style:style style:name="T9" style:family="text">
      <style:text-properties style:font-name="Segoe UI Emoji" fo:font-size="12pt" style:letter-kerning="true" style:font-name-asian="Times New Roman1" style:font-size-asian="12pt" style:language-asian="es" style:country-asian="UY" style:font-name-complex="Segoe UI Emoji1" style:font-size-complex="12pt"/>
    </style:style>
    <style:style style:name="T10" style:family="text">
      <style:text-properties style:font-name="Arial1" fo:font-size="8pt" style:letter-kerning="true" style:font-name-asian="Times New Roman1" style:font-size-asian="8pt" style:language-asian="es" style:country-asian="UY" style:font-name-complex="Arial2" style:font-size-complex="8pt"/>
    </style:style>
    <style:style style:name="T11" style:family="text">
      <style:text-properties style:font-name="Arial1" fo:font-size="8pt" style:letter-kerning="true" style:font-name-asian="Times New Roman1" style:font-size-asian="8pt" style:language-asian="es" style:country-asian="UY" style:font-name-complex="Arial2" style:font-size-complex="8pt" text:displa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span text:style-name="T1">¿Qué son y quiénes pueden recibirlas?</text:span></text:h>
      <text:p text:style-name="P1"><text:span text:style-name="T2">Las </text:span><text:span text:style-name="T3">Asignaciones Familiares</text:span><text:span text:style-name="T2"> son una prestación económica bimestral otorgada por el Banco de Previsión Social (BPS) a los hijos o menores a cargo de trabajadores, desde el embarazo hasta cierta edad, con variaciones según la situación familiar y de ingresos</text:span></text:p>
      <text:h text:style-name="P1" text:outline-level="3"><text:span text:style-name="T4">Beneficiarios:</text:span></text:h>
      <text:list xml:id="list8035889869146278084" text:style-name="WWNum1">
        <text:list-item>
          <text:p text:style-name="P4"><text:span text:style-name="T2">Niños en educación primaria hasta los 14 años.</text:span></text:p>
        </text:list-item>
        <text:list-item>
          <text:p text:style-name="P4"><text:span text:style-name="T2">Adolescentes en educación secundaria habilitada (UTU o liceo) hasta los 18 años.</text:span></text:p>
        </text:list-item>
        <text:list-item>
          <text:p text:style-name="P4"><text:span text:style-name="T2">Menores con discapacidad: si no perciben pensión por invalidez, tienen derecho a una asignación especial de por vida; en caso contrario, una asignación simple hasta los 15 años.</text:span></text:p>
        </text:list-item>
      </text:list>
      <text:h text:style-name="P1" text:outline-level="3"><text:span text:style-name="T4">Requisitos del solicitante:</text:span></text:h>
      <text:list xml:id="list2513720183519494995" text:style-name="WWNum2">
        <text:list-item>
          <text:p text:style-name="P5"><text:span text:style-name="T2">Residir en Uruguay.</text:span></text:p>
        </text:list-item>
        <text:list-item>
          <text:p text:style-name="P5"><text:span text:style-name="T2">Ser trabajador dependiente, jubilado, pequeño productor rural (≤200 ha), trabajador a domicilio o estar en subsidios transitorios </text:span><text:a xlink:type="simple" xlink:href="https://www.bps.gub.uy/5470/1/innova.front/asignacion-familiar.html?utm_source=chatgpt.com" text:style-name="Internet_20_link" text:visited-style-name="Visited_20_Internet_20_Link"><text:span text:style-name="T6">Banco de Previsión Social+1</text:span></text:a><text:span text:style-name="T2">.</text:span></text:p>
        </text:list-item>
      </text:list>
      <text:h text:style-name="P1" text:outline-level="2"><text:span text:style-name="T1">Requisitos y documentación necesaria</text:span></text:h>
      <text:p text:style-name="P1"><text:span text:style-name="T2">Para solicitar el beneficio, es necesario:</text:span></text:p>
      <text:list xml:id="list3831054426324873689" text:style-name="WWNum3">
        <text:list-item>
          <text:p text:style-name="P6"><text:span text:style-name="T2">Tener actualizados los vínculos familiares en el sistema del BPS.</text:span></text:p>
        </text:list-item>
        <text:list-item>
          <text:p text:style-name="P6"><text:span text:style-name="T2">Presentar cédulas de identidad del solicitante y de los menores.</text:span></text:p>
        </text:list-item>
        <text:list-item>
          <text:p text:style-name="P6"><text:span text:style-name="T2">Carné obstétrico (para embarazo).</text:span></text:p>
        </text:list-item>
        <text:list-item>
          <text:p text:style-name="P6"><text:span text:style-name="T2">Carné de salud para menores de 5 años; certificado de estudio para mayores de 5 </text:span><text:a xlink:type="simple" xlink:href="https://www.bps.gub.uy/11367/asignacion-familiar.html?utm_source=chatgpt.com" text:style-name="Internet_20_link" text:visited-style-name="Visited_20_Internet_20_Link">Banco de Previsión Social</text:a><text:a xlink:type="simple" xlink:href="https://guiaderecursos.mides.gub.uy/31013/asignaciones-familiares---ley-15084?utm_source=chatgpt.com" text:style-name="Internet_20_link" text:visited-style-name="Visited_20_Internet_20_Link">guiaderecursos.mides.gub.uy</text:a><text:span text:style-name="T2">.</text:span></text:p>
        </text:list-item>
        <text:list-item>
          <text:p text:style-name="P6"><text:span text:style-name="T2">Para ciertos casos (por ejemplo, si algún padre es funcionario público), se requiere un “negativo de cobro” emitido por el organismo correspondiente </text:span><text:a xlink:type="simple" xlink:href="https://www.bps.gub.uy/11367/asignacion-familiar.html?utm_source=chatgpt.com" text:style-name="Internet_20_link" text:visited-style-name="Visited_20_Internet_20_Link"><text:span text:style-name="T6">Banco de Previsión Social</text:span></text:a><text:span text:style-name="T2">.</text:span></text:p>
        </text:list-item>
        <text:list-item>
          <text:p text:style-name="P6"><text:span text:style-name="T2">En situaciones de cambios de estado civil o filiación, se deberá aportar documentación adicional como partida de nacimiento, matrimonio o sentencia de divorcio, según corresponda </text:span><text:a xlink:type="simple" xlink:href="https://www.bps.gub.uy/11367/asignacion-familiar.html?utm_source=chatgpt.com" text:style-name="Internet_20_link" text:visited-style-name="Visited_20_Internet_20_Link"><text:span text:style-name="T6">Banco de Previsión Social</text:span></text:a><text:span text:style-name="T2">.</text:span></text:p>
        </text:list-item>
      </text:list>
      <text:p text:style-name="P1"><text:span text:style-name="T2">El trámite puede realizarse en línea mediante el portal del BPS o de manera presencial en sus oficinas </text:span><text:a xlink:type="simple" xlink:href="https://www.bps.gub.uy/11367/asignacion-familiar.html?utm_source=chatgpt.com" text:style-name="Internet_20_link" text:visited-style-name="Visited_20_Internet_20_Link"><text:span text:style-name="T6">Banco de Previsión Social</text:span></text:a><text:span text:style-name="T2">.</text:span></text:p>
      <text:h text:style-name="P1" text:outline-level="2"><text:span text:style-name="T1">Montos y topes de ingresos (Enero 2025)</text:span></text:h>
      <text:p text:style-name="P1"><text:span text:style-name="T2">Los montos mensuales por beneficiario dependen del ingreso familiar:</text:span></text:p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20"><text:span text:style-name="T3">Ingreso familiar (mensual)</text:span></text:p>
            </table:table-cell>
            <table:table-cell table:style-name="Tabla1.A1" office:value-type="string">
              <text:p text:style-name="P20"><text:span text:style-name="T3">Monto por beneficiario</text:span>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19"><text:span text:style-name="T2">Hasta $48.670</text:span></text:p>
          </table:table-cell>
          <table:table-cell table:style-name="Tabla1.A1" office:value-type="string">
            <text:p text:style-name="P19"><text:span text:style-name="T2">$1.291</text:span></text:p>
          </table:table-cell>
        </table:table-row>
        <table:table-row table:style-name="Tabla1.1">
          <table:table-cell table:style-name="Tabla1.A1" office:value-type="string">
            <text:p text:style-name="P19"><text:span text:style-name="T2">Hasta $81.134</text:span></text:p>
          </table:table-cell>
          <table:table-cell table:style-name="Tabla1.A1" office:value-type="string">
            <text:p text:style-name="P19"><text:span text:style-name="T2">$645</text:span></text:p>
          </table:table-cell>
        </table:table-row>
      </table:table>
      <text:p text:style-name="P1"><text:span text:style-name="T2">(Esta variación se aplica por familia con hasta dos beneficiarios) </text:span><text:a xlink:type="simple" xlink:href="https://www.bps.gub.uy/5470/1/innova.front/asignacion-familiar.html?utm_source=chatgpt.com" text:style-name="Internet_20_link" text:visited-style-name="Visited_20_Internet_20_Link">Banco de Previsión Social</text:a><text:a xlink:type="simple" xlink:href="https://bps.gub.uy/5470/asignacion_familiar.html?utm_source=chatgpt.com" text:style-name="Internet_20_link" text:visited-style-name="Visited_20_Internet_20_Link">Banco de Previsión Social</text:a><text:span text:style-name="T2">.</text:span></text:p>
      <text:p text:style-name="P1"><text:span text:style-name="T2">Para familias con más beneficiarios, el tope se ajusta: se adiciona el equivalente a 1,2338 BPC (aproximadamente $8.113,47) por cada hijo adicional. Por ejemplo:</text:span></text:p>
      <text:list xml:id="list1834015066231149424" text:style-name="WWNum4">
        <text:list-item>
          <text:p text:style-name="P7"><text:soft-page-break/><text:span text:style-name="T2">3 hijos → tope ~$89.247,5</text:span></text:p>
        </text:list-item>
        <text:list-item>
          <text:p text:style-name="P7"><text:span text:style-name="T2">4 hijos → ~$97.361</text:span></text:p>
        </text:list-item>
        <text:list-item>
          <text:p text:style-name="P7"><text:span text:style-name="T2">5 hijos → ~$105.474,5</text:span></text:p>
        </text:list-item>
      </text:list>
      <text:p text:style-name="P1"><text:span text:style-name="T2">En estos casos, se aplica el monto de la segunda franja ($645) por beneficiario </text:span><text:a xlink:type="simple" xlink:href="https://bps.gub.uy/5470/asignacion_familiar.html?utm_source=chatgpt.com" text:style-name="Internet_20_link" text:visited-style-name="Visited_20_Internet_20_Link"><text:span text:style-name="T6">Banco de Previsión Social</text:span></text:a><text:span text:style-name="T2">.</text:span></text:p>
      <text:h text:style-name="P1" text:outline-level="3"><text:span text:style-name="T4">Personas con discapacidad</text:span></text:h>
      <text:p text:style-name="P1"><text:span text:style-name="T2">Tienen derecho a una </text:span><text:span text:style-name="T3">asignación familiar doble</text:span><text:span text:style-name="T2">, ya sea de por vida o hasta que reciban otra prestación del BPS. El menor debe contar con certificado del Centro Martínez Visca y solicitar el beneficio antes de cumplir 18 años </text:span><text:a xlink:type="simple" xlink:href="https://www.bps.gub.uy/5470/1/innova.front/asignacion-familiar.html?utm_source=chatgpt.com" text:style-name="Internet_20_link" text:visited-style-name="Visited_20_Internet_20_Link">Banco de Previsión Social</text:a><text:a xlink:type="simple" xlink:href="https://bps.gub.uy/5470/asignacion_familiar.html?utm_source=chatgpt.com" text:style-name="Internet_20_link" text:visited-style-name="Visited_20_Internet_20_Link">Banco de Previsión Social</text:a><text:span text:style-name="T2">.</text:span></text:p>
      <text:h text:style-name="P1" text:outline-level="2"><text:span text:style-name="T1">Beneficio adicional para nacimientos múltiples (Ley 20.365)</text:span></text:h>
      <text:p text:style-name="P1"><text:span text:style-name="T2">Desde mayo de 2025, entró en vigencia una nueva ley que extiende beneficios a familias con mellizos, gemelos, trillizos y cuatrillizos:</text:span></text:p>
      <text:list xml:id="list1331634943613886194" text:style-name="WWNum5">
        <text:list-item>
          <text:p text:style-name="P8"><text:span text:style-name="T3">Gestación hasta 5 años</text:span><text:span text:style-name="T2">: asignación </text:span><text:span text:style-name="T3">triple</text:span><text:span text:style-name="T2">.</text:span></text:p>
        </text:list-item>
        <text:list-item>
          <text:p text:style-name="P8"><text:span text:style-name="T3">Entre 6 y 12 años</text:span><text:span text:style-name="T2">: asignación </text:span><text:span text:style-name="T3">doble</text:span><text:span text:style-name="T2">.</text:span></text:p>
        </text:list-item>
        <text:list-item>
          <text:p text:style-name="P8"><text:span text:style-name="T3">Hasta 18 años</text:span><text:span text:style-name="T2">: asignación común (normal).</text:span></text:p>
        </text:list-item>
      </text:list>
      <text:p text:style-name="P1"><text:span text:style-name="T2">No es obligatorio que los padres trabajen para acceder; también hay un tope familiar de ingresos de $121.693 (valor de enero de 2025) para acceder a este beneficio </text:span><text:a xlink:type="simple" xlink:href="https://www.elobservador.com.uy/nacional/bps-comienza-pagar-asignaciones-familiares-embarazos-y-nacimientos-multiples-los-detalles-n5994269?utm_source=chatgpt.com" text:style-name="Internet_20_link" text:visited-style-name="Visited_20_Internet_20_Link"><text:span text:style-name="T6">El Observador</text:span></text:a><text:span text:style-name="T2">.</text:span></text:p>
      <text:list xml:id="list4853721822567414993" text:style-name="WWNum6">
        <text:list-item>
          <text:p text:style-name="P9"><text:span text:style-name="T2">Los pagos comenzaron en mayo de 2025 y pueden aplicarse retroactivamente desde el 1° de agosto de 2024, si ya había solicitud previa </text:span><text:a xlink:type="simple" xlink:href="https://www.elobservador.com.uy/nacional/bps-comienza-pagar-asignaciones-familiares-embarazos-y-nacimientos-multiples-los-detalles-n5994269?utm_source=chatgpt.com" text:style-name="Internet_20_link" text:visited-style-name="Visited_20_Internet_20_Link"><text:span text:style-name="T6">El Observador</text:span></text:a><text:span text:style-name="T2">.</text:span></text:p>
        </text:list-item>
      </text:list>
      <text:h text:style-name="P1" text:outline-level="2"><text:span text:style-name="T1">En resumen</text:span></text:h>
      <text:list xml:id="list5697130030838039589" text:style-name="WWNum8">
        <text:list-item>
          <text:p text:style-name="P10"><text:span text:style-name="T2">Son una ayuda bimestral para menores a cargo de trabajadores o pensionistas.</text:span></text:p>
        </text:list-item>
        <text:list-item>
          <text:p text:style-name="P10"><text:span text:style-name="T2">Monto variable según ingreso familiar, discapacidad o nacimientos múltiples.</text:span></text:p>
        </text:list-item>
        <text:list-item>
          <text:p text:style-name="P10"><text:span text:style-name="T2">Requieren trámites documentales (en línea o presencial).</text:span></text:p>
        </text:list-item>
        <text:list-item>
          <text:p text:style-name="P10"><text:span text:style-name="T2">Pagos realizados según un calendario mensual, que puede consultarse en el portal del BPS o mediante medios oficiales.</text:span></text:p>
        </text:list-item>
      </text:list>
      <text:p text:style-name="P21"/>
      <text:h text:style-name="P1" text:outline-level="1"><text:span text:style-name="T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1" svg:font-family="Arial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UY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1pt" fo:language="es" fo:country="UY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Título_20_5_20_Car" style:display-name="Título 5 Car" style:family="text" style:parent-style-name="Default_20_Paragraph_20_Font">
      <style:text-properties fo:color="#0f4761" style:font-name-complex="F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Título_20_7_20_Car" style:display-name="Título 7 Car" style:family="text" style:parent-style-name="Default_20_Paragraph_20_Font">
      <style:text-properties fo:color="#595959" style:font-name-complex="F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Título_20_9_20_Car" style:display-name="Título 9 Car" style:family="text" style:parent-style-name="Default_20_Paragraph_20_Font">
      <style:text-properties fo:color="#272727" style:font-name-complex="F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atriz Pampillon</meta:initial-creator>
    <dc:creator>Andrea Ocampo</dc:creator>
    <meta:editing-cycles>8</meta:editing-cycles>
    <meta:creation-date>2025-09-04T22:22:00</meta:creation-date>
    <dc:date>2025-11-03T22:06:11.43</dc:date>
    <meta:editing-duration>PT1M2S</meta:editing-duration>
    <meta:generator>OpenOffice/4.1.13$Win32 OpenOffice.org_project/4113m1$Build-9810</meta:generator>
    <meta:document-statistic meta:table-count="1" meta:image-count="0" meta:object-count="0" meta:page-count="2" meta:paragraph-count="46" meta:word-count="573" meta:character-count="36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